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e425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e425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e425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e425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e425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e425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e425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e425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e425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e425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e425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e425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e425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e425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e425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e425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e425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eojana Stefanis Urbina Isturi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0/9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2252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eonardo jose Urbina la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54780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38.58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4" meta:non-whitespace-character-count="1006"/>
    <meta:template xlink:type="simple" xlink:actuate="onRequest" xlink:title="Normal" xlink:href=""/>
  </office:meta>
</office:document-meta>
</file>